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8344" calcext:value-type="float">
            <text:p>96.4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7696" calcext:value-type="float">
            <text:p>92.8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4576" calcext:value-type="float">
            <text:p>90.7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0768" calcext:value-type="float">
            <text:p>84.6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1944" calcext:value-type="float">
            <text:p>83.3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9448" calcext:value-type="float">
            <text:p>77.8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14072" calcext:value-type="float">
            <text:p>76.0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436" calcext:value-type="float">
            <text:p>72.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1108</text:p>
          </table:table-cell>
          <table:table-cell office:value-type="string" calcext:value-type="string">
            <text:p>Edmonson Quad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